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122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232in" svg:height="3.1728in" svg:x="0in" svg:y="2.1469in">
            <draw:object draw:notify-on-update-of-ranges="Sheet1.A3:Sheet1.A10 Sheet1.B2:Sheet1.B2 Sheet1.B3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1772in" svg:height="3.1488in" svg:x="0in" svg:y="5.7071in">
            <draw:object draw:notify-on-update-of-ranges="Sheet1.A3:Sheet1.A10 Sheet1.C2:Sheet1.C2 Sheet1.C3:Sheet1.C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1685in" svg:height="3.1441in" svg:x="0in" svg:y="9.2622in">
            <draw:object draw:notify-on-update-of-ranges="Sheet1.A3:Sheet1.A10 Sheet1.D2:Sheet1.D2 Sheet1.D3:Sheet1.D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224in" svg:height="3.1717in" svg:x="7.1114in" svg:y="2.1382in">
            <draw:object draw:notify-on-update-of-ranges="Sheet1.A3:Sheet1.A10 Sheet1.E2:Sheet1.E2 Sheet1.E3:Sheet1.E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1772in" svg:height="3.1488in" svg:x="7.111in" svg:y="5.7024in">
            <draw:object draw:notify-on-update-of-ranges="Sheet1.A3:Sheet1.A10 Sheet1.F2:Sheet1.F2 Sheet1.F3:Sheet1.F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1685in" svg:height="3.1441in" svg:x="7.1339in" svg:y="9.2551in">
            <draw:object draw:notify-on-update-of-ranges="Sheet1.A3:Sheet1.A10 Sheet1.G2:Sheet1.G2 Sheet1.G3:Sheet1.G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224in" svg:height="3.1717in" svg:x="14.2228in" svg:y="2.1382in">
            <draw:object draw:notify-on-update-of-ranges="Sheet1.A3:Sheet1.A10 Sheet1.H2:Sheet1.H2 Sheet1.H3:Sheet1.H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1772in" svg:height="3.1488in" svg:x="14.2224in" svg:y="5.7024in">
            <draw:object draw:notify-on-update-of-ranges="Sheet1.A3:Sheet1.A10 Sheet1.I2:Sheet1.I2 Sheet1.I3:Sheet1.I1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.1685in" svg:height="3.1441in" svg:x="14.2224in" svg:y="9.2661in">
            <draw:object draw:notify-on-update-of-ranges="Sheet1.A3:Sheet1.A10 Sheet1.J2:Sheet1.J2 Sheet1.J3:Sheet1.J1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22" table:default-cell-style-name="ce1"/>
        <table:table-column table:style-name="co2" table:default-cell-style-name="ce1"/>
        <table:table-column table:style-name="co1" table:number-columns-repeated="1001" table:default-cell-style-name="ce1"/>
        <table:table-row table:style-name="ro1">
          <table:table-cell table:style-name="ce3" office:value-type="string" calcext:value-type="string">
            <text:p>OpenMP</text:p>
          </table:table-cell>
          <table:table-cell table:style-name="ce2" office:value-type="string" calcext:value-type="string" table:number-columns-spanned="3" table:number-rows-spanned="1">
            <text:p>A: 250x250x250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A: 500x500x500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A: 100x100x100</text:p>
          </table:table-cell>
          <table:covered-table-cell table:number-columns-repeated="2"/>
          <table:table-cell/>
          <table:table-cell table:style-name="ce11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3"/>
          <table:table-cell table:style-name="ce11"/>
          <table:table-cell table:style-name="ce2" table:number-columns-spanned="3" table:number-rows-spanned="1"/>
          <table:covered-table-cell table:number-columns-repeated="2"/>
          <table:table-cell table:style-name="ce2" table:number-columns-spanned="3" table:number-rows-spanned="1"/>
          <table:covered-table-cell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nthrea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0.637741" calcext:value-type="float">
            <text:p>0.637741</text:p>
          </table:table-cell>
          <table:table-cell table:formula="of:=[.$B$3]/[.$B3]" office:value-type="float" office:value="1" calcext:value-type="float">
            <text:p>1</text:p>
          </table:table-cell>
          <table:table-cell table:formula="of:=[.$C3]/[.$A3]" office:value-type="float" office:value="1" calcext:value-type="float">
            <text:p>1</text:p>
          </table:table-cell>
          <table:table-cell table:style-name="ce7" office:value-type="float" office:value="5.10827" calcext:value-type="float">
            <text:p>5.10827</text:p>
          </table:table-cell>
          <table:table-cell table:formula="of:=[.$E$3]/[.$E3]" office:value-type="float" office:value="1" calcext:value-type="float">
            <text:p>1</text:p>
          </table:table-cell>
          <table:table-cell table:formula="of:=[.$F3]/[.$A3]" office:value-type="float" office:value="1" calcext:value-type="float">
            <text:p>1</text:p>
          </table:table-cell>
          <table:table-cell table:style-name="ce7" office:value-type="float" office:value="0.0415579" calcext:value-type="float">
            <text:p>0.0415579</text:p>
          </table:table-cell>
          <table:table-cell table:formula="of:=[.$H$3]/[.$H3]" office:value-type="float" office:value="1" calcext:value-type="float">
            <text:p>1</text:p>
          </table:table-cell>
          <table:table-cell table:formula="of:=[.$I3]/[.$A3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0.340672" calcext:value-type="float">
            <text:p>0.340672</text:p>
          </table:table-cell>
          <table:table-cell table:formula="of:=[.$B$3]/[.$B4]" office:value-type="float" office:value="1.87200885309036" calcext:value-type="float">
            <text:p>1.87200885309036</text:p>
          </table:table-cell>
          <table:table-cell table:formula="of:=[.$C4]/[.$A4]" office:value-type="float" office:value="0.936004426545181" calcext:value-type="float">
            <text:p>0.936004426545181</text:p>
          </table:table-cell>
          <table:table-cell table:style-name="ce7" office:value-type="float" office:value="2.72365" calcext:value-type="float">
            <text:p>2.72365</text:p>
          </table:table-cell>
          <table:table-cell table:formula="of:=[.$E$3]/[.$E4]" office:value-type="float" office:value="1.87552365392029" calcext:value-type="float">
            <text:p>1.87552365392029</text:p>
          </table:table-cell>
          <table:table-cell table:formula="of:=[.$F4]/[.$A4]" office:value-type="float" office:value="0.937761826960145" calcext:value-type="float">
            <text:p>0.937761826960145</text:p>
          </table:table-cell>
          <table:table-cell table:style-name="ce7" office:value-type="float" office:value="0.0116324" calcext:value-type="float">
            <text:p>0.0116324</text:p>
          </table:table-cell>
          <table:table-cell table:formula="of:=[.$H$3]/[.$H4]" office:value-type="float" office:value="3.57259894776658" calcext:value-type="float">
            <text:p>3.57259894776658</text:p>
          </table:table-cell>
          <table:table-cell table:formula="of:=[.$I4]/[.$A4]" office:value-type="float" office:value="1.78629947388329" calcext:value-type="float">
            <text:p>1.78629947388329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0.20087" calcext:value-type="float">
            <text:p>0.200870</text:p>
          </table:table-cell>
          <table:table-cell table:formula="of:=[.$B$3]/[.$B5]" office:value-type="float" office:value="3.17489421018569" calcext:value-type="float">
            <text:p>3.17489421018569</text:p>
          </table:table-cell>
          <table:table-cell table:formula="of:=[.$C5]/[.$A5]" office:value-type="float" office:value="0.793723552546423" calcext:value-type="float">
            <text:p>0.793723552546423</text:p>
          </table:table-cell>
          <table:table-cell table:style-name="ce7" office:value-type="float" office:value="1.65562" calcext:value-type="float">
            <text:p>1.65562</text:p>
          </table:table-cell>
          <table:table-cell table:formula="of:=[.$E$3]/[.$E5]" office:value-type="float" office:value="3.08541211147486" calcext:value-type="float">
            <text:p>3.08541211147486</text:p>
          </table:table-cell>
          <table:table-cell table:formula="of:=[.$F5]/[.$A5]" office:value-type="float" office:value="0.771353027868714" calcext:value-type="float">
            <text:p>0.771353027868714</text:p>
          </table:table-cell>
          <table:table-cell table:style-name="ce7" office:value-type="float" office:value="0.0119301" calcext:value-type="float">
            <text:p>0.0119301</text:p>
          </table:table-cell>
          <table:table-cell table:formula="of:=[.$H$3]/[.$H5]" office:value-type="float" office:value="3.48344942624119" calcext:value-type="float">
            <text:p>3.48344942624119</text:p>
          </table:table-cell>
          <table:table-cell table:formula="of:=[.$I5]/[.$A5]" office:value-type="float" office:value="0.870862356560297" calcext:value-type="float">
            <text:p>0.870862356560297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0.151814" calcext:value-type="float">
            <text:p>0.151814</text:p>
          </table:table-cell>
          <table:table-cell table:formula="of:=[.$B$3]/[.$B6]" office:value-type="float" office:value="4.20080493235143" calcext:value-type="float">
            <text:p>4.20080493235143</text:p>
          </table:table-cell>
          <table:table-cell table:formula="of:=[.$C6]/[.$A6]" office:value-type="float" office:value="0.525100616543929" calcext:value-type="float">
            <text:p>0.525100616543929</text:p>
          </table:table-cell>
          <table:table-cell table:style-name="ce7" office:value-type="float" office:value="1.29287" calcext:value-type="float">
            <text:p>1.29287</text:p>
          </table:table-cell>
          <table:table-cell table:formula="of:=[.$E$3]/[.$E6]" office:value-type="float" office:value="3.95110877350391" calcext:value-type="float">
            <text:p>3.95110877350391</text:p>
          </table:table-cell>
          <table:table-cell table:formula="of:=[.$F6]/[.$A6]" office:value-type="float" office:value="0.493888596687989" calcext:value-type="float">
            <text:p>0.493888596687989</text:p>
          </table:table-cell>
          <table:table-cell table:style-name="ce7" office:value-type="float" office:value="0.00815887" calcext:value-type="float">
            <text:p>0.00815887</text:p>
          </table:table-cell>
          <table:table-cell table:formula="of:=[.$H$3]/[.$H6]" office:value-type="float" office:value="5.09358526364558" calcext:value-type="float">
            <text:p>5.09358526364558</text:p>
          </table:table-cell>
          <table:table-cell table:formula="of:=[.$I6]/[.$A6]" office:value-type="float" office:value="0.636698157955697" calcext:value-type="float">
            <text:p>0.636698157955697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float" office:value="0.11758" calcext:value-type="float">
            <text:p>0.117580</text:p>
          </table:table-cell>
          <table:table-cell table:formula="of:=[.$B$3]/[.$B7]" office:value-type="float" office:value="5.4238901173669" calcext:value-type="float">
            <text:p>5.4238901173669</text:p>
          </table:table-cell>
          <table:table-cell table:formula="of:=[.$C7]/[.$A7]" office:value-type="float" office:value="0.338993132335431" calcext:value-type="float">
            <text:p>0.338993132335431</text:p>
          </table:table-cell>
          <table:table-cell table:style-name="ce7" office:value-type="float" office:value="1.13976" calcext:value-type="float">
            <text:p>1.13976</text:p>
          </table:table-cell>
          <table:table-cell table:formula="of:=[.$E$3]/[.$E7]" office:value-type="float" office:value="4.4818821506282" calcext:value-type="float">
            <text:p>4.4818821506282</text:p>
          </table:table-cell>
          <table:table-cell table:formula="of:=[.$F7]/[.$A7]" office:value-type="float" office:value="0.280117634414263" calcext:value-type="float">
            <text:p>0.280117634414263</text:p>
          </table:table-cell>
          <table:table-cell table:style-name="ce7" office:value-type="float" office:value="0.00603095" calcext:value-type="float">
            <text:p>0.00603095</text:p>
          </table:table-cell>
          <table:table-cell table:formula="of:=[.$H$3]/[.$H7]" office:value-type="float" office:value="6.89077176895846" calcext:value-type="float">
            <text:p>6.89077176895846</text:p>
          </table:table-cell>
          <table:table-cell table:formula="of:=[.$I7]/[.$A7]" office:value-type="float" office:value="0.430673235559903" calcext:value-type="float">
            <text:p>0.430673235559903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float" office:value="0.122393" calcext:value-type="float">
            <text:p>0.122393</text:p>
          </table:table-cell>
          <table:table-cell table:formula="of:=[.$B$3]/[.$B8]" office:value-type="float" office:value="5.21060027942775" calcext:value-type="float">
            <text:p>5.21060027942775</text:p>
          </table:table-cell>
          <table:table-cell table:formula="of:=[.$C8]/[.$A8]" office:value-type="float" office:value="0.162831258732117" calcext:value-type="float">
            <text:p>0.162831258732117</text:p>
          </table:table-cell>
          <table:table-cell table:style-name="ce7" office:value-type="float" office:value="1.1169" calcext:value-type="float">
            <text:p>1.1169</text:p>
          </table:table-cell>
          <table:table-cell table:formula="of:=[.$E$3]/[.$E8]" office:value-type="float" office:value="4.5736144686185" calcext:value-type="float">
            <text:p>4.5736144686185</text:p>
          </table:table-cell>
          <table:table-cell table:formula="of:=[.$F8]/[.$A8]" office:value-type="float" office:value="0.142925452144328" calcext:value-type="float">
            <text:p>0.142925452144328</text:p>
          </table:table-cell>
          <table:table-cell table:style-name="ce7" office:value-type="float" office:value="0.00602311" calcext:value-type="float">
            <text:p>0.00602311</text:p>
          </table:table-cell>
          <table:table-cell table:formula="of:=[.$H$3]/[.$H8]" office:value-type="float" office:value="6.89974116361813" calcext:value-type="float">
            <text:p>6.89974116361813</text:p>
          </table:table-cell>
          <table:table-cell table:formula="of:=[.$I8]/[.$A8]" office:value-type="float" office:value="0.215616911363067" calcext:value-type="float">
            <text:p>0.215616911363067</text:p>
          </table:table-cell>
          <table:table-cell table:number-columns-repeated="1014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5" office:value-type="float" office:value="0.126521" calcext:value-type="float">
            <text:p>0.126521</text:p>
          </table:table-cell>
          <table:table-cell table:formula="of:=[.$B$3]/[.$B9]" office:value-type="float" office:value="5.04059405158037" calcext:value-type="float">
            <text:p>5.04059405158037</text:p>
          </table:table-cell>
          <table:table-cell table:formula="of:=[.$C9]/[.$A9]" office:value-type="float" office:value="0.0787592820559433" calcext:value-type="float">
            <text:p>0.078759282055943</text:p>
          </table:table-cell>
          <table:table-cell table:style-name="ce7" office:value-type="float" office:value="1.16528" calcext:value-type="float">
            <text:p>1.16528</text:p>
          </table:table-cell>
          <table:table-cell table:formula="of:=[.$E$3]/[.$E9]" office:value-type="float" office:value="4.38372751613346" calcext:value-type="float">
            <text:p>4.38372751613346</text:p>
          </table:table-cell>
          <table:table-cell table:formula="of:=[.$F9]/[.$A9]" office:value-type="float" office:value="0.0684957424395853" calcext:value-type="float">
            <text:p>0.068495742439585</text:p>
          </table:table-cell>
          <table:table-cell table:style-name="ce7" office:value-type="float" office:value="0.00660096" calcext:value-type="float">
            <text:p>0.00660096</text:p>
          </table:table-cell>
          <table:table-cell table:formula="of:=[.$H$3]/[.$H9]" office:value-type="float" office:value="6.29573577176653" calcext:value-type="float">
            <text:p>6.29573577176653</text:p>
          </table:table-cell>
          <table:table-cell table:formula="of:=[.$I9]/[.$A9]" office:value-type="float" office:value="0.098370871433852" calcext:value-type="float">
            <text:p>0.098370871433852</text:p>
          </table:table-cell>
          <table:table-cell table:number-columns-repeated="1014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 number:title="User-defined">
      <number:number number:decimal-places="6" loext:min-decimal-places="6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 style:data-style-name="N2" text:time-value="03:14:28.5150087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16:58:32.835740461</meta:creation-date>
    <dc:date>2022-04-25T05:23:48.813979233</dc:date>
    <meta:editing-duration>PT5H22M25S</meta:editing-duration>
    <meta:editing-cycles>90</meta:editing-cycles>
    <meta:generator>LibreOffice/6.4.7.2$Linux_X86_64 LibreOffice_project/40$Build-2</meta:generator>
    <meta:document-statistic meta:table-count="1" meta:cell-count="84" meta:object-count="9"/>
    <meta:user-defined meta:name="qrichtext">1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e8e8e8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2">
      <style:chart-properties chart:display-label="true" chart:logarithmic="true" chart:maximum="1" chart:origin="0" chart:interval-major="0.1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08cm" svg:height="8.06cm" xlink:href=".." xlink:type="simple" chart:class="chart:scatter" chart:style-name="ch1">
        <chart:legend chart:legend-position="end" svg:x="13.013cm" svg:y="0.391cm" style:legend-expansion="custom" chartooo:width="2.286cm" chartooo:height="0.991cm" style:legend-expansion-aspect-ratio="2.30676084762866" chart:style-name="ch2"/>
        <chart:plot-area chart:style-name="ch3" table:cell-range-address="Sheet1.A3:Sheet1.B10 Sheet1.B2:Sheet1.B2" chart:data-source-has-labels="row" svg:x="1.116cm" svg:y="0.165cm" svg:width="14.421cm" svg:height="7.058cm">
          <chartooo:coordinate-region svg:x="2.187cm" svg:y="0.391cm" svg:width="13.11cm" svg:height="6.132cm"/>
          <chart:axis chart:dimension="x" chart:name="primary-x" chart:style-name="ch4">
            <chart:title svg:x="5.842cm" svg:y="7.113cm" chart:style-name="ch5">
              <text:p> number of threads</text:p>
            </chart:title>
          </chart:axis>
          <chart:axis chart:dimension="y" chart:name="primary-y" chart:style-name="ch6">
            <chart:title svg:x="0.001cm" svg:y="4.968cm" chart:style-name="ch7">
              <text:p>time, sec</text:p>
            </chart:title>
            <chart:grid chart:style-name="ch8" chart:class="major"/>
          </chart:axis>
          <chart:series chart:style-name="ch9" chart:values-cell-range-address="Sheet1.B3:Sheet1.B10" chart:label-cell-address="Sheet1.B2:Sheet1.B2" chart:class="chart:scatter">
            <chart:domain table:cell-range-address="Sheet1.A3:Sheet1.A10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0.637741">
                <text:p>0.637741</text:p>
                <draw:g>
                  <svg:desc>Sheet1.B3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40672">
                <text:p>0.340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20087">
                <text:p>0.200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51814">
                <text:p>0.151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11758">
                <text:p>0.117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122393">
                <text:p>0.1223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126521">
                <text:p>0.1265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e8e8e8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7" chart:origin="0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91cm" svg:height="7.999cm" xlink:href=".." xlink:type="simple" chart:class="chart:scatter" chart:style-name="ch1">
        <chart:legend chart:legend-position="end" svg:x="12.284cm" svg:y="5.489cm" style:legend-expansion="custom" chartooo:width="2.873cm" chartooo:height="0.969cm" style:legend-expansion-aspect-ratio="2.96491228070175" chart:style-name="ch2"/>
        <chart:plot-area chart:style-name="ch3" table:cell-range-address="Sheet1.A3:Sheet1.A10 Sheet1.C2:Sheet1.C10" chart:data-source-has-labels="row" svg:x="1.461cm" svg:y="0.161cm" svg:width="13.963cm" svg:height="7.013cm">
          <chartooo:coordinate-region svg:x="1.95cm" svg:y="0.388cm" svg:width="13.235cm" svg:height="6.086cm"/>
          <chart:axis chart:dimension="x" chart:name="primary-x" chart:style-name="ch4">
            <chart:title svg:x="5.958cm" svg:y="7.052cm" chart:style-name="ch5">
              <text:p> number of threads</text:p>
            </chart:title>
          </chart:axis>
          <chart:axis chart:dimension="y" chart:name="primary-y" chart:style-name="ch6">
            <chart:title svg:x="0.201cm" svg:y="5.701cm" chart:style-name="ch7">
              <text:p>speedup, times</text:p>
            </chart:title>
            <chart:grid chart:style-name="ch8" chart:class="major"/>
          </chart:axis>
          <chart:series chart:style-name="ch9" chart:values-cell-range-address="Sheet1.C3:Sheet1.C10" chart:label-cell-address="Sheet1.C2:Sheet1.C2" chart:class="chart:scatter">
            <chart:domain table:cell-range-address="Sheet1.A3:Sheet1.A10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C3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7200885309036">
                <text:p>1.872008853090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17489421018569">
                <text:p>3.174894210185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.20080493235143">
                <text:p>4.20080493235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.4238901173669">
                <text:p>5.42389011736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5.21060027942775">
                <text:p>5.21060027942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5.04059405158037">
                <text:p>5.04059405158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e8e8e8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69cm" svg:height="7.987cm" xlink:href=".." xlink:type="simple" chart:class="chart:scatter" chart:style-name="ch1">
        <chart:legend chart:legend-position="end" svg:x="12.207cm" svg:y="0.36cm" style:legend-expansion="custom" chartooo:width="3.032cm" chartooo:height="0.9cm" style:legend-expansion-aspect-ratio="3.36888888888889" chart:style-name="ch2"/>
        <chart:plot-area chart:style-name="ch3" table:cell-range-address="Sheet1.A3:Sheet1.A10 Sheet1.D2:Sheet1.D10" chart:data-source-has-labels="row" svg:x="1.194cm" svg:y="0.134cm" svg:width="14.286cm" svg:height="6.999cm">
          <chartooo:coordinate-region svg:x="2.027cm" svg:y="0.36cm" svg:width="13.213cm" svg:height="6.073cm"/>
          <chart:axis chart:dimension="x" chart:name="primary-x" chart:style-name="ch4">
            <chart:title svg:x="5.853cm" svg:y="7.04cm" chart:style-name="ch5">
              <text:p> number of threads</text:p>
            </chart:title>
          </chart:axis>
          <chart:axis chart:dimension="y" chart:name="primary-y" chart:style-name="ch6">
            <chart:title svg:x="0.001cm" svg:y="6.183cm" chart:style-name="ch7">
              <text:p>speedup / nthreads</text:p>
            </chart:title>
            <chart:grid chart:style-name="ch8" chart:class="major"/>
          </chart:axis>
          <chart:series chart:style-name="ch9" chart:values-cell-range-address="Sheet1.D3:Sheet1.D10" chart:label-cell-address="Sheet1.D2:Sheet1.D2" chart:class="chart:scatter">
            <chart:domain table:cell-range-address="Sheet1.A3:Sheet1.A10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fficiency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D3:Sheet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36004426545181">
                <text:p>0.9360044265451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93723552546423">
                <text:p>0.7937235525464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525100616543929">
                <text:p>0.525100616543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338993132335431">
                <text:p>0.3389931323354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162831258732117">
                <text:p>0.1628312587321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787592820559433">
                <text:p>0.07875928205594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e8e8e8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123">
      <style:chart-properties chart:display-label="true" chart:logarithmic="true" chart:minimum="0.6" chart:origin="0" chart:interval-major="0.1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06cm" svg:height="8.057cm" xlink:href=".." xlink:type="simple" chart:class="chart:scatter" chart:style-name="ch1">
        <chart:legend chart:legend-position="end" svg:x="12.982cm" svg:y="0.417cm" style:legend-expansion="custom" chartooo:width="2.296cm" chartooo:height="0.904cm" style:legend-expansion-aspect-ratio="2.53982300884956" chart:style-name="ch2"/>
        <chart:plot-area chart:style-name="ch3" table:cell-range-address="Sheet1.A3:Sheet1.A10 Sheet1.E2:Sheet1.E10" chart:data-source-has-labels="row" svg:x="1.132cm" svg:y="0.165cm" svg:width="14.405cm" svg:height="7.057cm">
          <chartooo:coordinate-region svg:x="1.965cm" svg:y="0.391cm" svg:width="13.332cm" svg:height="6.131cm"/>
          <chart:axis chart:dimension="x" chart:name="primary-x" chart:style-name="ch4">
            <chart:title svg:x="5.85cm" svg:y="7.11cm" chart:style-name="ch5">
              <text:p> number of threads</text:p>
            </chart:title>
          </chart:axis>
          <chart:axis chart:dimension="y" chart:name="primary-y" chart:style-name="ch6">
            <chart:title svg:x="0.001cm" svg:y="4.933cm" chart:style-name="ch7">
              <text:p>time, sec</text:p>
            </chart:title>
            <chart:grid chart:style-name="ch8" chart:class="major"/>
          </chart:axis>
          <chart:series chart:style-name="ch9" chart:values-cell-range-address="Sheet1.E3:Sheet1.E10" chart:label-cell-address="Sheet1.E2:Sheet1.E2" chart:class="chart:scatter">
            <chart:domain table:cell-range-address="Sheet1.A3:Sheet1.A10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5.10827">
                <text:p>5.10827</text:p>
                <draw:g>
                  <svg:desc>Sheet1.E3:Sheet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72365">
                <text:p>2.72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65562">
                <text:p>1.655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29287">
                <text:p>1.292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13976">
                <text:p>1.139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.1169">
                <text:p>1.11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.16528">
                <text:p>1.165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e8e8e8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7" chart:origin="0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91cm" svg:height="7.999cm" xlink:href=".." xlink:type="simple" chart:class="chart:scatter" chart:style-name="ch1">
        <chart:legend chart:legend-position="end" svg:x="12.162cm" svg:y="5.459cm" style:legend-expansion="custom" chartooo:width="2.987cm" chartooo:height="1.004cm" style:legend-expansion-aspect-ratio="2.97509960159363" chart:style-name="ch2"/>
        <chart:plot-area chart:style-name="ch3" table:cell-range-address="Sheet1.A3:Sheet1.A10 Sheet1.F2:Sheet1.F10" chart:data-source-has-labels="row" svg:x="1.461cm" svg:y="0.161cm" svg:width="13.963cm" svg:height="7.013cm">
          <chartooo:coordinate-region svg:x="1.95cm" svg:y="0.388cm" svg:width="13.235cm" svg:height="6.086cm"/>
          <chart:axis chart:dimension="x" chart:name="primary-x" chart:style-name="ch4">
            <chart:title svg:x="5.958cm" svg:y="7.052cm" chart:style-name="ch5">
              <text:p> number of threads</text:p>
            </chart:title>
          </chart:axis>
          <chart:axis chart:dimension="y" chart:name="primary-y" chart:style-name="ch6">
            <chart:title svg:x="0.201cm" svg:y="5.701cm" chart:style-name="ch7">
              <text:p>speedup, times</text:p>
            </chart:title>
            <chart:grid chart:style-name="ch8" chart:class="major"/>
          </chart:axis>
          <chart:series chart:style-name="ch9" chart:values-cell-range-address="Sheet1.F3:Sheet1.F10" chart:label-cell-address="Sheet1.F2:Sheet1.F2" chart:class="chart:scatter">
            <chart:domain table:cell-range-address="Sheet1.A3:Sheet1.A10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F3:Sheet1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7552365392029">
                <text:p>1.875523653920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08541211147486">
                <text:p>3.085412111474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.95110877350391">
                <text:p>3.951108773503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.4818821506282">
                <text:p>4.4818821506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4.5736144686185">
                <text:p>4.57361446861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4.38372751613346">
                <text:p>4.383727516133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e8e8e8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69cm" svg:height="7.987cm" xlink:href=".." xlink:type="simple" chart:class="chart:scatter" chart:style-name="ch1">
        <chart:legend chart:legend-position="end" svg:x="12.207cm" svg:y="0.347cm" style:legend-expansion="custom" chartooo:width="3.079cm" chartooo:height="0.868cm" style:legend-expansion-aspect-ratio="3.54723502304147" chart:style-name="ch2"/>
        <chart:plot-area chart:style-name="ch3" table:cell-range-address="Sheet1.A3:Sheet1.A10 Sheet1.G2:Sheet1.G10" chart:data-source-has-labels="row" svg:x="1.194cm" svg:y="0.134cm" svg:width="14.286cm" svg:height="6.999cm">
          <chartooo:coordinate-region svg:x="2.027cm" svg:y="0.36cm" svg:width="13.213cm" svg:height="6.073cm"/>
          <chart:axis chart:dimension="x" chart:name="primary-x" chart:style-name="ch4">
            <chart:title svg:x="5.853cm" svg:y="7.04cm" chart:style-name="ch5">
              <text:p> number of threads</text:p>
            </chart:title>
          </chart:axis>
          <chart:axis chart:dimension="y" chart:name="primary-y" chart:style-name="ch6">
            <chart:title svg:x="0.001cm" svg:y="6.183cm" chart:style-name="ch7">
              <text:p>speedup / nthreads</text:p>
            </chart:title>
            <chart:grid chart:style-name="ch8" chart:class="major"/>
          </chart:axis>
          <chart:series chart:style-name="ch9" chart:values-cell-range-address="Sheet1.G3:Sheet1.G10" chart:label-cell-address="Sheet1.G2:Sheet1.G2" chart:class="chart:scatter">
            <chart:domain table:cell-range-address="Sheet1.A3:Sheet1.A10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fficiency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G3:Sheet1.G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37761826960145">
                <text:p>0.9377618269601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71353027868714">
                <text:p>0.771353027868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493888596687989">
                <text:p>0.4938885966879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80117634414263">
                <text:p>0.2801176344142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142925452144328">
                <text:p>0.1429254521443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684957424395853">
                <text:p>0.06849574243958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4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e8e8e8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124">
      <style:chart-properties chart:display-label="true" chart:logarithmic="true" chart:origin="0" chart:interval-major="0.1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06cm" svg:height="8.057cm" xlink:href=".." xlink:type="simple" chart:class="chart:scatter" chart:style-name="ch1">
        <chart:legend chart:legend-position="end" svg:x="13.005cm" svg:y="0.416cm" style:legend-expansion="custom" chartooo:width="2.273cm" chartooo:height="1.006cm" style:legend-expansion-aspect-ratio="2.25944333996024" chart:style-name="ch2"/>
        <chart:plot-area chart:style-name="ch3" table:cell-range-address="Sheet1.A3:Sheet1.A10 Sheet1.H2:Sheet1.H10" chart:data-source-has-labels="row" svg:x="1.161cm" svg:y="0.165cm" svg:width="14.374cm" svg:height="7.056cm">
          <chartooo:coordinate-region svg:x="2.47cm" svg:y="0.391cm" svg:width="12.825cm" svg:height="6.13cm"/>
          <chart:axis chart:dimension="x" chart:name="primary-x" chart:style-name="ch4">
            <chart:title svg:x="5.864cm" svg:y="7.11cm" chart:style-name="ch5">
              <text:p> number of threads</text:p>
            </chart:title>
          </chart:axis>
          <chart:axis chart:dimension="y" chart:name="primary-y" chart:style-name="ch6">
            <chart:title svg:x="0.001cm" svg:y="4.933cm" chart:style-name="ch7">
              <text:p>time, sec</text:p>
            </chart:title>
            <chart:grid chart:style-name="ch8" chart:class="major"/>
          </chart:axis>
          <chart:series chart:style-name="ch9" chart:values-cell-range-address="Sheet1.H3:Sheet1.H10" chart:label-cell-address="Sheet1.H2:Sheet1.H2" chart:class="chart:scatter">
            <chart:domain table:cell-range-address="Sheet1.A3:Sheet1.A10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0.0415579">
                <text:p>0.0415579</text:p>
                <draw:g>
                  <svg:desc>Sheet1.H3:Sheet1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16324">
                <text:p>0.0116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119301">
                <text:p>0.01193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0815887">
                <text:p>0.008158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0603095">
                <text:p>0.006030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0602311">
                <text:p>0.006023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0660096">
                <text:p>0.006600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e8e8e8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7" chart:origin="0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91cm" svg:height="7.999cm" xlink:href=".." xlink:type="simple" chart:class="chart:scatter" chart:style-name="ch1">
        <chart:legend chart:legend-position="end" svg:x="12.181cm" svg:y="5.458cm" style:legend-expansion="custom" chartooo:width="2.967cm" chartooo:height="0.983cm" style:legend-expansion-aspect-ratio="3.01831129196338" chart:style-name="ch2"/>
        <chart:plot-area chart:style-name="ch3" table:cell-range-address="Sheet1.A3:Sheet1.A10 Sheet1.I2:Sheet1.I10" chart:data-source-has-labels="row" svg:x="1.461cm" svg:y="0.161cm" svg:width="13.963cm" svg:height="7.013cm">
          <chartooo:coordinate-region svg:x="1.95cm" svg:y="0.388cm" svg:width="13.235cm" svg:height="6.086cm"/>
          <chart:axis chart:dimension="x" chart:name="primary-x" chart:style-name="ch4">
            <chart:title svg:x="5.958cm" svg:y="7.052cm" chart:style-name="ch5">
              <text:p> number of threads</text:p>
            </chart:title>
          </chart:axis>
          <chart:axis chart:dimension="y" chart:name="primary-y" chart:style-name="ch6">
            <chart:title svg:x="0.201cm" svg:y="5.701cm" chart:style-name="ch7">
              <text:p>speedup, times</text:p>
            </chart:title>
            <chart:grid chart:style-name="ch8" chart:class="major"/>
          </chart:axis>
          <chart:series chart:style-name="ch9" chart:values-cell-range-address="Sheet1.I3:Sheet1.I10" chart:label-cell-address="Sheet1.I2:Sheet1.I2" chart:class="chart:scatter">
            <chart:domain table:cell-range-address="Sheet1.A3:Sheet1.A10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I3:Sheet1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7259894776658">
                <text:p>3.572598947766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48344942624119">
                <text:p>3.483449426241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.09358526364558">
                <text:p>5.093585263645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.89077176895846">
                <text:p>6.890771768958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6.89974116361813">
                <text:p>6.899741163618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.29573577176653">
                <text:p>6.295735771766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e8e8e8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69cm" svg:height="7.987cm" xlink:href=".." xlink:type="simple" chart:class="chart:scatter" chart:style-name="ch1">
        <chart:legend chart:legend-position="end" svg:x="12.207cm" svg:y="0.347cm" style:legend-expansion="custom" chartooo:width="2.993cm" chartooo:height="0.868cm" style:legend-expansion-aspect-ratio="3.44815668202765" chart:style-name="ch2"/>
        <chart:plot-area chart:style-name="ch3" table:cell-range-address="Sheet1.A3:Sheet1.A10 Sheet1.J2:Sheet1.J10" chart:data-source-has-labels="row" svg:x="1.194cm" svg:y="0.134cm" svg:width="14.286cm" svg:height="6.999cm">
          <chartooo:coordinate-region svg:x="2.027cm" svg:y="0.36cm" svg:width="13.213cm" svg:height="6.073cm"/>
          <chart:axis chart:dimension="x" chart:name="primary-x" chart:style-name="ch4">
            <chart:title svg:x="5.853cm" svg:y="7.04cm" chart:style-name="ch5">
              <text:p> number of threads</text:p>
            </chart:title>
          </chart:axis>
          <chart:axis chart:dimension="y" chart:name="primary-y" chart:style-name="ch6">
            <chart:title svg:x="0.001cm" svg:y="6.183cm" chart:style-name="ch7">
              <text:p>speedup / nthreads</text:p>
            </chart:title>
            <chart:grid chart:style-name="ch8" chart:class="major"/>
          </chart:axis>
          <chart:series chart:style-name="ch9" chart:values-cell-range-address="Sheet1.J3:Sheet1.J10" chart:label-cell-address="Sheet1.J2:Sheet1.J2" chart:class="chart:scatter">
            <chart:domain table:cell-range-address="Sheet1.A3:Sheet1.A10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fficiency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J3:Sheet1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8629947388329">
                <text:p>1.786299473883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870862356560297">
                <text:p>0.8708623565602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636698157955697">
                <text:p>0.6366981579556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430673235559903">
                <text:p>0.4306732355599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215616911363067">
                <text:p>0.2156169113630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98370871433852">
                <text:p>0.0983708714338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